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, Helvetica, FreeSans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98cm" style:rel-column-width="1473*"/>
    </style:style>
    <style:style style:name="表格1.B" style:family="table-column">
      <style:table-column-properties style:column-width="3.896cm" style:rel-column-width="2209*"/>
    </style:style>
    <style:style style:name="表格1.C" style:family="table-column">
      <style:table-column-properties style:column-width="3.799cm" style:rel-column-width="2154*"/>
    </style:style>
    <style:style style:name="表格1.D" style:family="table-column">
      <style:table-column-properties style:column-width="3.306cm" style:rel-column-width="1874*"/>
    </style:style>
    <style:style style:name="表格1.E" style:family="table-column">
      <style:table-column-properties style:column-width="3.401cm" style:rel-column-width="1928*"/>
    </style:style>
    <style:style style:name="表格1.A1" style:family="table-cell">
      <style:table-cell-properties style:vertical-align="middle" fo:background-color="#e6e6ff" style:writing-mode="page">
        <style:background-image/>
      </style:table-cell-properties>
    </style:style>
    <style:style style:name="表格1.2" style:family="table-row">
      <style:table-row-properties style:min-row-height="0.714cm"/>
    </style:style>
    <style:style style:name="表格1.A2" style:family="table-cell">
      <style:table-cell-properties style:vertical-align="middle" fo:background-color="#eeeeee" style:writing-mode="page">
        <style:background-image/>
      </style:table-cell-properties>
    </style:style>
    <style:style style:name="表格1.3" style:family="table-row">
      <style:table-row-properties style:min-row-height="1.492cm"/>
    </style:style>
    <style:style style:name="表格1.4" style:family="table-row">
      <style:table-row-properties style:min-row-height="1.298cm"/>
    </style:style>
    <style:style style:name="表格1.5" style:family="table-row">
      <style:table-row-properties style:min-row-height="1.011cm"/>
    </style:style>
    <style:style style:name="表格1.6" style:family="table-row">
      <style:table-row-properties style:min-row-height="0.697cm"/>
    </style:style>
    <style:style style:name="表格1.7" style:family="table-row">
      <style:table-row-properties style:min-row-height="0.794cm"/>
    </style:style>
    <style:style style:name="P1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34a0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9ac308"/>
    </style:style>
    <style:style style:name="P3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f602cc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cfcf56" style:font-size-asian="10.5pt" style:font-size-complex="10.5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03cc1" style:font-size-asian="10.5pt" style:font-size-complex="10.5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15894" style:font-size-asian="10.5pt" style:font-size-complex="10.5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29642" style:font-size-asian="10.5pt" style:font-size-complex="10.5pt"/>
    </style:style>
    <style:style style:name="P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89131" style:font-size-asian="10.5pt" style:font-size-complex="10.5pt"/>
    </style:style>
    <style:style style:name="P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c7f19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de5927" style:font-size-asian="10.5pt" style:font-size-complex="10.5pt"/>
    </style:style>
    <style:style style:name="P1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e06579" style:font-size-asian="10.5pt" style:font-size-complex="10.5pt"/>
    </style:style>
    <style:style style:name="P12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89131" officeooo:paragraph-rsid="00d89131" style:font-size-asian="10.5pt" style:font-size-complex="10.5pt"/>
    </style:style>
    <style:style style:name="P13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a09ab" officeooo:paragraph-rsid="00da09ab" style:font-size-asian="10.5pt" style:font-size-complex="10.5pt"/>
    </style:style>
    <style:style style:name="P1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e06579"/>
    </style:style>
    <style:style style:name="P1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dbdab4" style:font-size-asian="10.5pt" style:font-size-complex="10.5pt"/>
    </style:style>
    <style:style style:name="P1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e22a4c" style:font-size-asian="10.5pt" style:font-size-complex="10.5pt"/>
    </style:style>
    <style:style style:name="P1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e797c7" style:font-size-asian="10.5pt" style:font-size-complex="10.5pt"/>
    </style:style>
    <style:style style:name="P1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e7c063" style:font-size-asian="10.5pt" style:font-size-complex="10.5pt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ee64e9" style:font-size-asian="10.5pt" style:font-size-complex="10.5pt"/>
    </style:style>
    <style:style style:name="P2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f23938" style:font-size-asian="10.5pt" style:font-size-complex="10.5pt"/>
    </style:style>
    <style:style style:name="P22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f46912" style:font-size-asian="10.5pt" style:font-size-complex="10.5pt"/>
    </style:style>
    <style:style style:name="P23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f77383" style:font-size-asian="10.5pt" style:font-size-complex="10.5pt"/>
    </style:style>
    <style:style style:name="P2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fdb3d6" style:font-size-asian="10.5pt" style:font-size-complex="10.5pt"/>
    </style:style>
    <style:style style:name="P2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ff4e6b" style:font-size-asian="10.5pt" style:font-size-complex="10.5pt"/>
    </style:style>
    <style:style style:name="P2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10406eb" style:font-size-asian="10.5pt" style:font-size-complex="10.5pt"/>
    </style:style>
    <style:style style:name="P2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10711e4" style:font-size-asian="10.5pt" style:font-size-complex="10.5pt"/>
    </style:style>
    <style:style style:name="P2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10854c6" style:font-size-asian="10.5pt" style:font-size-complex="10.5pt"/>
    </style:style>
    <style:style style:name="P2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10aa985" style:font-size-asian="10.5pt" style:font-size-complex="10.5pt"/>
    </style:style>
    <style:style style:name="P3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da09ab" officeooo:paragraph-rsid="00da09ab" style:font-size-asian="10.5pt" style:font-size-complex="10.5pt"/>
    </style:style>
    <style:style style:name="P3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ee64e9" officeooo:paragraph-rsid="00f0616c" style:font-size-asian="10.5pt" style:font-size-complex="10.5pt"/>
    </style:style>
    <style:style style:name="P32" style:family="paragraph" style:parent-style-name="Standard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a09ab" officeooo:paragraph-rsid="00db7971" style:font-size-asian="10.5pt" style:font-size-complex="10.5pt"/>
    </style:style>
    <style:style style:name="P33" style:family="paragraph" style:parent-style-name="Standard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a09ab" officeooo:paragraph-rsid="00f73b7e" style:font-size-asian="10.5pt" style:font-size-complex="10.5pt"/>
    </style:style>
    <style:style style:name="P34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officeooo:rsid="0099420e" officeooo:paragraph-rsid="003434a0" style:font-size-asian="10.5pt" style:font-size-complex="10.5pt"/>
    </style:style>
    <style:style style:name="P35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font-variant="normal" fo:text-transform="none" fo:color="#333333" style:font-name="Garuda" fo:font-size="10.5pt" fo:letter-spacing="normal" fo:font-style="normal" fo:font-weight="normal" officeooo:paragraph-rsid="009ac308" style:font-size-asian="10.5pt" style:font-size-complex="10.5pt"/>
    </style:style>
    <style:style style:name="P36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font-variant="normal" fo:text-transform="none" fo:color="#000000" style:font-name="Garuda" fo:font-size="10.5pt" fo:letter-spacing="normal" fo:font-style="normal" fo:font-weight="normal" officeooo:paragraph-rsid="00f602cc" style:font-size-asian="10.5pt" style:font-size-complex="10.5pt"/>
    </style:style>
    <style:style style:name="P37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10aa985"/>
    </style:style>
    <style:style style:name="P38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officeooo:paragraph-rsid="010aa985" style:font-size-asian="10.5pt" style:font-size-complex="10.5pt"/>
    </style:style>
    <style:style style:name="P39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officeooo:paragraph-rsid="0122199c" style:font-size-asian="10.5pt" style:font-size-complex="10.5pt"/>
    </style:style>
    <style:style style:name="P40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officeooo:rsid="0122199c" officeooo:paragraph-rsid="0122199c" style:font-size-asian="10.5pt" style:font-size-complex="10.5pt"/>
    </style:style>
    <style:style style:name="P41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officeooo:rsid="01227d0b" officeooo:paragraph-rsid="01227d0b" style:font-size-asian="10.5pt" style:font-size-complex="10.5pt"/>
    </style:style>
    <style:style style:name="P42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fo:font-weight="normal" officeooo:paragraph-rsid="010aa985" style:font-name-asian="Garuda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666666" style:font-name="Garuda" fo:font-size="10.5pt" fo:font-weight="bold" officeooo:rsid="01227d0b" officeooo:paragraph-rsid="01227d0b" style:font-size-asian="10.5pt" style:font-weight-asian="bold" style:font-size-complex="10.5pt" style:font-weight-complex="bold"/>
    </style:style>
    <style:style style:name="P4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cfcf56" officeooo:paragraph-rsid="00d03cc1" style:font-size-asian="10.5pt" style:font-size-complex="10.5pt"/>
    </style:style>
    <style:style style:name="P4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15894" officeooo:paragraph-rsid="00d29642" style:font-size-asian="10.5pt" style:font-size-complex="10.5pt"/>
    </style:style>
    <style:style style:name="P4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29642" officeooo:paragraph-rsid="00d6302e" style:font-size-asian="10.5pt" style:font-size-complex="10.5pt"/>
    </style:style>
    <style:style style:name="P4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d6302e" officeooo:paragraph-rsid="00d89131" style:font-size-asian="10.5pt" style:font-size-complex="10.5pt"/>
    </style:style>
    <style:style style:name="P4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style:font-size-asian="10.5pt" style:font-size-complex="10.5pt"/>
    </style:style>
    <style:style style:name="P4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666666" style:font-name="Garuda" fo:font-size="10.5pt" fo:letter-spacing="normal" fo:font-style="normal" fo:font-weight="normal" officeooo:rsid="00dc7f19" officeooo:paragraph-rsid="00dc7f19" style:font-size-asian="10.5pt" style:font-size-complex="10.5pt"/>
    </style:style>
    <style:style style:name="P5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dc7f19" officeooo:paragraph-rsid="00de5927" style:font-size-asian="10.5pt" style:font-size-complex="10.5pt"/>
    </style:style>
    <style:style style:name="P5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ded636" officeooo:paragraph-rsid="00e06579" style:font-size-asian="10.5pt" style:font-size-complex="10.5pt"/>
    </style:style>
    <style:style style:name="P52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e06579" style:font-size-asian="10.5pt" style:font-size-complex="10.5pt"/>
    </style:style>
    <style:style style:name="P53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e06579" officeooo:paragraph-rsid="00e06579" style:font-size-asian="10.5pt" style:font-size-complex="10.5pt"/>
    </style:style>
    <style:style style:name="P5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e22a4c" officeooo:paragraph-rsid="00e797c7" style:font-size-asian="10.5pt" style:font-size-complex="10.5pt"/>
    </style:style>
    <style:style style:name="P5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f23938" officeooo:paragraph-rsid="00f46912" style:font-size-asian="10.5pt" style:font-size-complex="10.5pt"/>
    </style:style>
    <style:style style:name="P5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f77383" officeooo:paragraph-rsid="00fdb3d6" style:font-size-asian="10.5pt" style:font-size-complex="10.5pt"/>
    </style:style>
    <style:style style:name="P5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ff4e6b" officeooo:paragraph-rsid="01021e8f" style:font-size-asian="10.5pt" style:font-size-complex="10.5pt"/>
    </style:style>
    <style:style style:name="P5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10854c6" officeooo:paragraph-rsid="010aa985" style:font-size-asian="10.5pt" style:font-size-complex="10.5pt"/>
    </style:style>
    <style:style style:name="P59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000000" style:font-name="Garuda" fo:font-size="10.5pt" fo:font-weight="normal" officeooo:rsid="01206501" officeooo:paragraph-rsid="01206501" style:font-name-asian="Garuda" style:font-size-asian="10.5pt" style:font-weight-asian="normal" style:font-size-complex="10.5pt" style:font-weight-complex="normal"/>
    </style:style>
    <style:style style:name="P60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font-variant="normal" fo:text-transform="none" fo:color="#333333" style:font-name="Garuda" fo:font-size="10.5pt" fo:letter-spacing="normal" fo:font-style="normal" fo:font-weight="normal" officeooo:rsid="0122199c" officeooo:paragraph-rsid="0122199c" style:font-size-asian="10.5pt" style:font-size-complex="10.5pt"/>
    </style:style>
    <style:style style:name="P61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666666" style:font-name="Garuda" fo:font-size="12pt" officeooo:paragraph-rsid="01204754" style:font-size-asian="12pt" style:font-size-complex="12pt"/>
    </style:style>
    <style:style style:name="P62" style:family="paragraph" style:parent-style-name="Text_20_body">
      <style:text-properties fo:color="#000000" style:font-name="Garuda" fo:font-size="10.5pt" style:font-size-asian="10.5pt" style:font-size-complex="10.5pt"/>
    </style:style>
    <style:style style:name="P63" style:family="paragraph" style:parent-style-name="Text_20_body">
      <style:text-properties fo:color="#000000" style:font-name="Garuda" fo:font-size="10.5pt" officeooo:rsid="01204754" officeooo:paragraph-rsid="01204754" style:font-size-asian="10.5pt" style:font-size-complex="10.5pt"/>
    </style:style>
    <style:style style:name="P64" style:family="paragraph" style:parent-style-name="Text_20_body">
      <style:text-properties fo:color="#666666" style:font-name="Garuda" fo:font-size="12pt" fo:font-weight="bold" officeooo:rsid="01204754" officeooo:paragraph-rsid="012047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bold" fo:background-color="transparent" style:font-name-asian="Garuda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bold" officeooo:paragraph-rsid="01110b2a" fo:background-color="transparent" style:font-name-asian="Garuda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10b2a" officeooo:paragraph-rsid="01110b2a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10b2a" officeooo:paragraph-rsid="01128eca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40eae" officeooo:paragraph-rsid="01140eae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49d6d" officeooo:paragraph-rsid="01149d6d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5f639" officeooo:paragraph-rsid="0115f639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5f639" officeooo:paragraph-rsid="011687ad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5f639" officeooo:paragraph-rsid="0117b3ad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b0e31" officeooo:paragraph-rsid="011b0e31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b0e31" officeooo:paragraph-rsid="011f2547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cb9c3" officeooo:paragraph-rsid="011cb9c3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aruda" fo:font-size="10.5pt" fo:font-style="normal" fo:text-shadow="none" style:text-underline-style="none" fo:font-weight="normal" officeooo:rsid="011cb9c3" officeooo:paragraph-rsid="011d63fc" fo:background-color="transparent" style:font-name-asian="Garu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font-variant="normal" fo:text-transform="none" fo:color="#333333" style:text-outline="false" style:text-line-through-style="none" style:text-line-through-type="none" style:font-name="Garuda" fo:font-size="10.5pt" fo:letter-spacing="normal" fo:font-style="normal" fo:text-shadow="none" style:text-underline-style="none" fo:font-weight="normal" fo:background-color="transparent" style:font-name-asian="Garuda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333333" style:text-outline="false" style:text-line-through-style="none" style:text-line-through-type="none" style:font-name="Garuda" fo:font-size="10.5pt" fo:letter-spacing="normal" fo:font-style="normal" fo:text-shadow="none" style:text-underline-style="none" fo:font-weight="normal" officeooo:rsid="01110b2a" officeooo:paragraph-rsid="01110b2a" fo:background-color="transparent" style:font-name-asian="Garuda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80" style:family="paragraph" style:parent-style-name="Heading_20_4">
      <style:paragraph-properties fo:margin-left="0cm" fo:margin-right="0cm" style:line-height-at-least="0.45cm" fo:text-align="start" style:justify-single-word="false" fo:widows="1" fo:text-indent="0cm" style:auto-text-indent="false"/>
      <style:text-properties fo:font-variant="normal" fo:text-transform="none" fo:color="#666666" style:font-name="Garuda" fo:letter-spacing="normal" fo:font-style="normal" fo:font-weight="bold" officeooo:paragraph-rsid="010aa985"/>
    </style:style>
    <style:style style:name="T1" style:family="text">
      <style:text-properties fo:font-variant="normal" fo:text-transform="none" fo:color="#666666" style:font-name="Garuda" fo:font-size="14pt" fo:letter-spacing="normal" fo:font-style="normal" officeooo:rsid="0010f5fe" style:font-name-asian="Garuda" style:font-size-asian="14pt" style:font-size-complex="14pt"/>
    </style:style>
    <style:style style:name="T2" style:family="text">
      <style:text-properties fo:font-variant="normal" fo:text-transform="none" fo:color="#666666" style:font-name="Garuda" fo:font-size="14pt" fo:letter-spacing="normal" fo:font-style="normal" officeooo:rsid="00128af9" style:font-name-asian="Garuda" style:font-size-asian="14pt" style:font-size-complex="14pt"/>
    </style:style>
    <style:style style:name="T3" style:family="text">
      <style:text-properties fo:font-variant="normal" fo:text-transform="none" fo:color="#666666" style:font-name="Garuda" fo:font-size="14pt" fo:letter-spacing="normal" fo:font-style="normal" officeooo:rsid="009ac308" style:font-name-asian="Garuda" style:font-size-asian="14pt" style:font-size-complex="14pt"/>
    </style:style>
    <style:style style:name="T4" style:family="text">
      <style:text-properties fo:font-variant="normal" fo:text-transform="none" fo:color="#666666" style:font-name="Garuda" fo:font-size="12pt" fo:letter-spacing="normal" fo:font-style="normal" officeooo:rsid="009ac308" style:font-name-asian="Garuda" style:font-size-asian="12pt" style:font-size-complex="12pt"/>
    </style:style>
    <style:style style:name="T5" style:family="text">
      <style:text-properties fo:font-variant="normal" fo:text-transform="none" fo:color="#666666" style:font-name="Garuda" fo:font-size="12pt" fo:letter-spacing="normal" fo:font-style="normal" officeooo:rsid="00cfcf56" style:font-name-asian="Garuda" style:font-size-asian="12pt" style:font-size-complex="12pt"/>
    </style:style>
    <style:style style:name="T6" style:family="text">
      <style:text-properties fo:font-variant="normal" fo:text-transform="none" fo:color="#000000" style:font-name="Garuda" fo:font-size="10.5pt" fo:letter-spacing="normal" fo:font-style="normal" fo:font-weight="normal" officeooo:rsid="00f46912" style:font-name-asian="Garuda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Garuda" fo:font-size="10.5pt" fo:letter-spacing="normal" fo:font-style="normal" fo:font-weight="normal" officeooo:rsid="00f49210" style:font-name-asian="Garuda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Garuda" fo:font-size="10.5pt" fo:letter-spacing="normal" fo:font-style="normal" fo:font-weight="normal" officeooo:rsid="00f602cc" style:font-name-asian="Garuda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Garuda" fo:font-size="10.5pt" fo:letter-spacing="normal" fo:font-style="normal" fo:font-weight="normal" officeooo:rsid="010aa985" style:font-name-asian="Garuda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Garuda" fo:font-size="10.5pt" fo:letter-spacing="normal" fo:font-style="normal" fo:font-weight="normal" officeooo:rsid="010f0423" style:font-name-asian="Garuda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333333" style:font-name="Arial1" fo:font-size="9.75pt" fo:letter-spacing="normal" fo:font-style="normal" fo:font-weight="normal"/>
    </style:style>
    <style:style style:name="T12" style:family="text">
      <style:text-properties fo:font-variant="normal" fo:text-transform="none" fo:color="#333333" fo:font-size="9.75pt" fo:letter-spacing="normal" fo:font-style="normal" fo:font-weight="normal"/>
    </style:style>
    <style:style style:name="T13" style:family="text">
      <style:text-properties fo:font-variant="normal" fo:text-transform="none" fo:color="#333333" fo:letter-spacing="normal" fo:font-weight="normal"/>
    </style:style>
    <style:style style:name="T14" style:family="text">
      <style:text-properties fo:font-variant="normal" fo:text-transform="none" fo:color="#333333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color="#000000"/>
    </style:style>
    <style:style style:name="T18" style:family="text">
      <style:text-properties fo:color="#000000" officeooo:rsid="00de5927"/>
    </style:style>
    <style:style style:name="T19" style:family="text">
      <style:text-properties fo:color="#000000" officeooo:rsid="00ded636"/>
    </style:style>
    <style:style style:name="T20" style:family="text">
      <style:text-properties fo:color="#000000" officeooo:rsid="00e06579" style:font-size-asian="10.5pt" style:font-size-complex="10.5pt"/>
    </style:style>
    <style:style style:name="T21" style:family="text">
      <style:text-properties fo:color="#000000" officeooo:rsid="00e22a4c" style:font-size-asian="10.5pt" style:font-size-complex="10.5pt"/>
    </style:style>
    <style:style style:name="T22" style:family="text">
      <style:text-properties fo:color="#000000" style:font-name="Arial"/>
    </style:style>
    <style:style style:name="T23" style:family="text">
      <style:text-properties fo:color="#666666" style:font-name="Garuda" fo:font-size="12pt" officeooo:rsid="009ac308" style:font-name-asian="Garuda" style:font-size-asian="12pt" style:font-size-complex="12pt"/>
    </style:style>
    <style:style style:name="T24" style:family="text">
      <style:text-properties fo:color="#666666" style:font-name="Garuda" fo:font-size="12pt" officeooo:rsid="00cfcf56" style:font-name-asian="Garuda" style:font-size-asian="12pt" style:font-size-complex="12pt"/>
    </style:style>
    <style:style style:name="T25" style:family="text">
      <style:text-properties fo:color="#666666" style:font-name="Garuda" fo:font-size="12pt" officeooo:rsid="00db7971" style:font-name-asian="Garuda" style:font-size-asian="12pt" style:font-size-complex="12pt"/>
    </style:style>
    <style:style style:name="T26" style:family="text">
      <style:text-properties fo:color="#666666" style:font-name="Garuda" fo:font-size="12pt" officeooo:rsid="00f73b7e" style:font-name-asian="Garuda" style:font-size-asian="12pt" style:font-size-complex="12pt"/>
    </style:style>
    <style:style style:name="T27" style:family="text">
      <style:text-properties fo:color="#666666" officeooo:rsid="00dbdab4"/>
    </style:style>
    <style:style style:name="T28" style:family="text">
      <style:text-properties fo:color="#666666" fo:font-weight="bold" officeooo:rsid="010406eb" style:font-weight-asian="bold" style:font-weight-complex="bold"/>
    </style:style>
    <style:style style:name="T29" style:family="text">
      <style:text-properties fo:color="#666666" fo:font-weight="bold" officeooo:rsid="010711e4" style:font-weight-asian="bold" style:font-weight-complex="bold"/>
    </style:style>
    <style:style style:name="T30" style:family="text">
      <style:text-properties officeooo:rsid="00d6302e"/>
    </style:style>
    <style:style style:name="T31" style:family="text">
      <style:text-properties officeooo:rsid="00dbdab4"/>
    </style:style>
    <style:style style:name="T32" style:family="text">
      <style:text-properties officeooo:rsid="00eaf19e"/>
    </style:style>
    <style:style style:name="T33" style:family="text">
      <style:text-properties officeooo:rsid="00f0616c"/>
    </style:style>
    <style:style style:name="T34" style:family="text">
      <style:text-properties style:font-weight-asian="normal" style:font-weight-complex="normal"/>
    </style:style>
    <style:style style:name="T35" style:family="text">
      <style:text-properties officeooo:rsid="00fdb3d6"/>
    </style:style>
    <style:style style:name="T36" style:family="text">
      <style:text-properties officeooo:rsid="01021e8f"/>
    </style:style>
    <style:style style:name="T37" style:family="text">
      <style:text-properties officeooo:rsid="010406eb"/>
    </style:style>
    <style:style style:name="T38" style:family="text">
      <style:text-properties officeooo:rsid="010711e4"/>
    </style:style>
    <style:style style:name="T39" style:family="text">
      <style:text-properties officeooo:rsid="01128eca"/>
    </style:style>
    <style:style style:name="T40" style:family="text">
      <style:text-properties officeooo:rsid="01199148"/>
    </style:style>
    <style:style style:name="T41" style:family="text">
      <style:text-properties officeooo:rsid="011c82a4"/>
    </style:style>
    <style:style style:name="T42" style:family="text">
      <style:text-properties officeooo:rsid="011d63fc"/>
    </style:style>
    <style:style style:name="T43" style:family="text">
      <style:text-properties officeooo:rsid="01204754"/>
    </style:style>
    <style:style style:name="T44" style:family="text">
      <style:text-properties fo:font-weight="bold" officeooo:rsid="01204754" style:font-weight-asian="bold" style:font-weight-complex="bold"/>
    </style:style>
    <style:style style:name="T45" style:family="text">
      <style:text-properties officeooo:rsid="0122199c"/>
    </style:style>
    <style:style style:name="gr1" style:family="graphic">
      <style:graphic-properties svg:stroke-color="#eeeeee" draw:fill="solid" draw:fill-color="#eeeeee" draw:opacity="50%" draw:textarea-horizontal-align="justify" draw:textarea-vertical-align="middle" draw:auto-grow-height="fals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eeeee" draw:fill="solid" draw:fill-color="#eeeeee" draw:opacity="50%" draw:textarea-horizontal-align="justify" draw:textarea-vertical-align="middle" draw:auto-grow-height="false" draw:shadow-opacity="50%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P</text:span></text:span><text:span text:style-name="Strong_20_Emphasis"><text:span text:style-name="T2">art</text:span></text:span><text:span text:style-name="Strong_20_Emphasis"><text:span text:style-name="T1"> </text:span></text:span><text:span text:style-name="Strong_20_Emphasis"><text:span text:style-name="T3">4</text:span></text:span></text:p>
      <text:p text:style-name="P1"><text:span text:style-name="Strong_20_Emphasis"><text:span text:style-name="T3"/></text:span></text:p>
      <text:p text:style-name="P2"><text:span text:style-name="Strong_20_Emphasis"><text:span text:style-name="T4">Set </text:span></text:span><text:span text:style-name="Strong_20_Emphasis"><text:span text:style-name="T5">10</text:span></text:span></text:p>
      <text:p text:style-name="P35">The source code for the AbstractGrid class is in Appendix D.</text:p>
      <text:p text:style-name="P4">1. Where is the isValid method specified? Which classes provide an implementation of this method?</text:p>
      <text:p text:style-name="P44">A: The isValid method is specified in the Grid class, and it is implemented by the BoundedGrid and the UnBoundedGrid class.</text:p>
      <text:p text:style-name="P5"/>
      <text:p text:style-name="P6">2. Which AbstractGrid methods call the isValid method? Why don't the other methods need to call it?</text:p>
      <text:p text:style-name="P45">A: The getValidAdjacentLocations method. GetValidAdjacentLocations is invoked by the getEmptyAdjacentLocations and the getOccupiedAdjacentLocations methods, so they can make sure they return valid value, without calling the isValid method.</text:p>
      <text:p text:style-name="P7"><text:line-break/>3. Which methods of the Grid interface are called in the getNeighbors method? Which classes provide implementations of these methods?</text:p>
      <text:p text:style-name="P46">A: The get and getOccupiedAdjacentLocations methods are called in the getNeighbors method. The</text:p>
      <text:p text:style-name="P47">AbstractGrid class implements the getOccupiedAdjacentLocations method and the BoundedGrid and the UnBoundedGrid class implements the get method.</text:p>
      <text:p text:style-name="P8"><text:span text:style-name="T30">.</text:span><text:line-break/>4. Why must the get method, which returns an object of type E, be used in the getEmptyAdjacentLocations method when this method returns locations, not objects of type E?</text:p>
      <text:p text:style-name="P12">A: Because we need call the get method for judging whether a location is occupied or empty. </text:p>
      <text:p text:style-name="P12"/>
      <text:p text:style-name="P8">5. What would be the effect of replacing the constant Location.HALF_RIGHT with Location.RIGHT in the two places where it occurs in the getValidAdjacentLocations method?</text:p>
      <text:p text:style-name="P13">A: The number of possible valid location would be 4 instead of 8, they are NORTH, EAST, SOUTH and WEST.</text:p>
      <text:p text:style-name="P13"/>
      <text:p text:style-name="P32"><text:span text:style-name="Strong_20_Emphasis"><text:span text:style-name="T23">Set </text:span></text:span><text:span text:style-name="Strong_20_Emphasis"><text:span text:style-name="T24">1</text:span></text:span><text:span text:style-name="Strong_20_Emphasis"><text:span text:style-name="T25">1</text:span></text:span></text:p>
      <text:p text:style-name="P30"><text:soft-page-break/>The source code for the BoundedGrid class is in Appendix D.</text:p>
      <text:p text:style-name="P16">1. What ensures that a grid has at least one valid location?</text:p>
      <text:p text:style-name="P9"><draw:custom-shape text:anchor-type="paragraph" draw:z-index="0" draw:style-name="gr1" svg:width="9.076cm" svg:height="3.705cm" svg:x="0.469cm" svg:y="0.012cm"><text:p/><draw:enhanced-geometry svg:viewBox="0 0 21600 21600" draw:path-stretchpoint-x="10800" draw:path-stretchpoint-y="10800" draw:text-areas="?f3 ?f4 ?f5 ?f6" draw:type="round-rectangle" draw:modifiers="1218.6996238581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1">A: </text:span><text:span text:style-name="T27">if (rows &lt;= 0) </text:span></text:p>
      <text:p text:style-name="P49"><text:s text:c="12"/>throw new IllegalArgumentException("rows &lt;= 0"); </text:p>
      <text:p text:style-name="P49"><text:s text:c="5"/>if (cols &lt;= 0) </text:p>
      <text:p text:style-name="P49"><text:s text:c="12"/>throw new IllegalArgumentException("cols &lt;= 0");</text:p>
      <text:p text:style-name="P50"><text:s text:c="5"/>This code fragment ensures a bounded grid has one valid location at least.</text:p>
      <text:p text:style-name="P10"><text:line-break/><text:span text:style-name="T17">2. How is the number of columns in the grid determined by the getNumCols method? What assumption about the grid makes this possible?</text:span></text:p>
      <text:p text:style-name="P11"><text:span text:style-name="T18">A: </text:span><text:span text:style-name="T19">The number of columns is equal to occupantArray[0].length, as the construction ensures that the Grid[0] is non-null.</text:span></text:p>
      <text:p text:style-name="P51"/>
      <text:p text:style-name="P52">3. What are the requirements for a Location to be valid in a BoundedGrid?</text:p>
      <text:p text:style-name="P14"><text:span text:style-name="T20">A: </text:span><text:span text:style-name="T21">First of all, the location should not out of the grid. In addition, its col and row cannot be </text:span><text:span text:style-name="T22">negative.</text:span></text:p>
      <text:p text:style-name="P53"/>
      <text:p text:style-name="P15">In the next four questions, let r = number of rows, c = number of columns, and n = number of occupied locations.</text:p>
      <text:p text:style-name="P17">4. What type is returned by the getOccupiedLocations method? What is the time complexity (Big-Oh) for this method?</text:p>
      <text:p text:style-name="P54">A: The returned type is ArrayList&lt;Location&gt;. The complexity is O(r * c).</text:p>
      <text:p text:style-name="P18"/>
      <text:p text:style-name="P19">5. What type is returned by the get method? What parameter is needed? What is the time complexity (Big-Oh) for this method?</text:p>
      <text:p text:style-name="P20">A: <text:span text:style-name="T32">The returned type is E. A location is needed as a parameter. The complexity is O(1).</text:span></text:p>
      <text:p text:style-name="P20"><text:line-break/>6. What conditions may cause an exception to be thrown by the put method? What is the time complexity (Big-Oh) for this method?</text:p>
      <text:p text:style-name="P31">A: <text:span text:style-name="T33">A valid location may cause an IllegalArgumentException and a null object may cause a </text:span><text:soft-page-break/><text:span text:style-name="T33">NullPointerException. The complexity is O(1).</text:span></text:p>
      <text:p text:style-name="P31"/>
      <text:p text:style-name="P21">7. What type is returned by the remove method? What happens when an attempt is made to remove an item from an empty location? What is the time complexity (Big-Oh) for this method?</text:p>
      <text:p text:style-name="P55">A: The returned type is E. If an attempt is made to remove an item from an empty location, a null object will be returned. The complexity is O(1).</text:p>
      <text:p text:style-name="P22"><text:line-break/><text:span text:style-name="T34">8. Based on the answers to questions 4, 5, 6, and 7, would you consider this an efficient implementation? Justify your answer.</text:span></text:p>
      <text:p text:style-name="P3"><text:span text:style-name="Strong_20_Emphasis"><text:span text:style-name="T6">A: </text:span></text:span><text:span text:style-name="Strong_20_Emphasis"><text:span text:style-name="T7">Yes, </text:span></text:span><text:span text:style-name="Strong_20_Emphasis"><text:span text:style-name="T8">besides the <text:s/>getOccupiedLocations method, the complexity of other methods is O(1). Therefore, this is an efficient implementation.</text:span></text:span></text:p>
      <text:p text:style-name="P3"/>
      <text:p text:style-name="P3"/>
      <text:p text:style-name="P33"><text:span text:style-name="Strong_20_Emphasis"><text:span text:style-name="T23">Set </text:span></text:span><text:span text:style-name="Strong_20_Emphasis"><text:span text:style-name="T24">1</text:span></text:span><text:span text:style-name="Strong_20_Emphasis"><text:span text:style-name="T26">2</text:span></text:span></text:p>
      <text:p text:style-name="P33"><text:span text:style-name="Strong_20_Emphasis"><text:span text:style-name="T26"/></text:span></text:p>
      <text:p text:style-name="P36">The source code for the UnboundedGrid class is in Appendix D.</text:p>
      <text:p text:style-name="P23">1. Which method must the Location class implement so that an instance of HashMap can be used for the map? What would be required of the Location class if a TreeMap were used instead? Does Location satisfy these requirements?</text:p>
      <text:p text:style-name="P56">A: The hashCode, equals methods must be implemented in the Location class. The equals method judges whether two locations are same which will return 0 if their hasCodes are same. If a TreeMap were used instead, The compareTo method should be implemented. </text:p>
      <text:p text:style-name="P24"><text:s text:c="5"/><text:span text:style-name="T35">Location satisfy all the requirements.</text:span></text:p>
      <text:p text:style-name="P24"/>
      <text:p text:style-name="P25">2. Why are the checks for null included in the get, put, and remove methods? Why are no such checks included in the corresponding methods for the BoundedGrid?</text:p>
      <text:p text:style-name="P57">A: HashMap allows a null to be a key while an unbounded grid doen't allow a null location, so it is necessary to ensure whether the location is a null or not.</text:p>
      <text:p text:style-name="P26"><text:s text:c="4"/><text:span text:style-name="T36">In the BoundedGrid class, the isValid method is called to check whether the location is valid. If the location is a null, it will throw an NullPointerException.</text:span></text:p>
      <text:p text:style-name="P26"/>
      <text:p text:style-name="P26"><text:soft-page-break/></text:p>
      <text:p text:style-name="P26">3. What is the average time complexity (Big-Oh) for the three methods: get, put, and remove? What would it be if a TreeMap were used instead of a HashMap?</text:p>
      <text:p text:style-name="P27"><text:span text:style-name="T37">A:</text:span><text:span text:style-name="T28">HashMap:</text:span></text:p>
      <text:p text:style-name="P27"><text:tab/><text:span text:style-name="T38">get: O(1); put: O(1), remove: O(1).</text:span></text:p>
      <text:p text:style-name="P27"><text:s text:c="4"/><text:span text:style-name="T29">TreeMap:</text:span></text:p>
      <text:p text:style-name="P28"><text:tab/><text:span text:style-name="T38">get: O(log(n)); put: O(log(n)); remove: O(log(n)). (n = the number of occupied locations)</text:span></text:p>
      <text:p text:style-name="P28"><text:line-break/>4. How would the behavior of this class differ, aside from time complexity, if a TreeMap were used instead of a HashMap?</text:p>
      <text:p text:style-name="P58">A: A TreeMap store keys(locations) in a tree struction and it will travel this tree in order. Therefore, if a TreeMap is used instead of a HashMap, the getOccupiedLocations method will return an ArrayList which is sorted. On the contrary, using a HashMap, the getOccupiedLocations method will return an ArrayList in a random order.</text:p>
      <text:p text:style-name="P29"><text:line-break/>5. Could a map implementation be used for a bounded grid? What advantage, if any, would the two-dimensional array implementation that is used by the BoundedGrid class have over a map implementation?</text:p>
      <text:p text:style-name="P37"><text:span text:style-name="Strong_20_Emphasis"><text:span text:style-name="T9">A: </text:span></text:span><text:span text:style-name="Strong_20_Emphasis"><text:span text:style-name="T10">Yes, a HasMap can be used in a bounded grid to store the locations and objects. However, using a two-dimensional array saves more memory because it does't save the locations, instead, it indicates the locations by its numbers of col and row.</text:span></text:span></text:p>
      <text:p text:style-name="P37"/>
      <text:p text:style-name="P37"/>
      <text:p text:style-name="P37"/>
      <text:h text:style-name="P80" text:outline-level="4"><text:bookmark text:name="Part5：GridDataStructures-Exercises"/>Exercises</text:h>
      <text:p text:style-name="P38"/>
      <text:p text:style-name="P62"><text:span text:style-name="T43">1.</text:span><text:span text:style-name="T16">Suppose that a program requires a very large bounded grid that contains very few objects and that the program frequently calls the getOccupiedLocations method (as, for example, ActorWorld). Create a class SparseBoundedGrid that uses a "sparse array" implementation. Your solution need not be a generic class; you may simply store occupants of type Object.</text:span></text:p>
      <text:p text:style-name="P62"><text:s text:c="5"/>The "sparse array" is an array list of linked lists. Each linked list entry holds both a grid occupant and a column index. Each entry in the array list is a linked list or is null if that row is empty.</text:p>
      <text:p text:style-name="P62"><text:soft-page-break/><text:s text:c="5"/>You may choose to implement the linked list in one of two ways. You can use raw list nodes.</text:p>
      <text:p text:style-name="P63">A: The code is below:</text:p>
      <text:p text:style-name="P64">SparseGridRunner:</text:p>
      <text:p text:style-name="P63"><draw:custom-shape text:anchor-type="paragraph" draw:z-index="1" draw:style-name="gr2" svg:width="16.742cm" svg:height="20.284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mport info.gridworld.actor.Actor;</text:p>
      <text:p text:style-name="P63">import info.gridworld.actor.ActorWorld;</text:p>
      <text:p text:style-name="P63">import info.gridworld.actor.Critter;</text:p>
      <text:p text:style-name="P63">import info.gridworld.actor.Rock;</text:p>
      <text:p text:style-name="P63">import info.gridworld.actor.Flower;</text:p>
      <text:p text:style-name="P63">import info.gridworld.grid.*;</text:p>
      <text:p text:style-name="P63"/>
      <text:p text:style-name="P63">public class SparseGridRunner {</text:p>
      <text:p text:style-name="P63"><text:s text:c="2"/>public static void main(String[] args) {</text:p>
      <text:p text:style-name="P63"><text:s text:c="4"/>SparseBoundedGrid&lt;Actor&gt; grid = new SparseBoundedGrid&lt;Actor&gt;(20, 20);</text:p>
      <text:p text:style-name="P63"><text:s text:c="4"/>ActorWorld world = new ActorWorld(grid);</text:p>
      <text:p text:style-name="P63"><text:s text:c="4"/>world.addGridClass("SparseBoundedGrid");</text:p>
      <text:p text:style-name="P63"><text:s text:c="4"/>/*world.addGridClass("SparseGrid2");</text:p>
      <text:p text:style-name="P63"><text:s text:c="4"/>world.addGridClass("SparseGrid3");</text:p>
      <text:p text:style-name="P63"><text:s text:c="4"/>world.addGridClass("UnboundedGrid2");*/</text:p>
      <text:p text:style-name="P63"><text:s text:c="4"/>world.add(new Location(2, 2), new Critter());</text:p>
      <text:p text:style-name="P63"><text:s text:c="4"/>world.show();</text:p>
      <text:p text:style-name="P63"><text:s text:c="2"/>}</text:p>
      <text:p text:style-name="P63">}</text:p>
      <text:p text:style-name="P61"/>
      <text:p text:style-name="P61"><text:soft-page-break/><text:span text:style-name="T44">SparseBoundedGrid:</text:span></text:p>
      <text:p text:style-name="P59"><draw:custom-shape text:anchor-type="paragraph" draw:z-index="2" draw:style-name="gr2" svg:width="16.742cm" svg:height="24.439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">import java.util.ArrayList;</text:span></text:p>
      <text:p text:style-name="P59"><text:span text:style-name="T43">import java.util.LinkedList;</text:span></text:p>
      <text:p text:style-name="P59"><text:span text:style-name="T43">import java.util.Iterator;</text:span></text:p>
      <text:p text:style-name="P59"><text:span text:style-name="T43">import info.gridworld.grid.*;</text:span></text:p>
      <text:p text:style-name="P59"/>
      <text:p text:style-name="P59"><text:span text:style-name="T43">public class SparseBoundedGrid&lt;E&gt; extends AbstractGrid&lt;E&gt; {</text:span></text:p>
      <text:p text:style-name="P59"><text:span text:style-name="T43"><text:s text:c="4"/>/**</text:span></text:p>
      <text:p text:style-name="P59"><text:span text:style-name="T43"><text:s text:c="4"/>* A data struction for storing the object and col.</text:span></text:p>
      <text:p text:style-name="P59"><text:span text:style-name="T43"><text:s text:c="4"/>*/</text:span></text:p>
      <text:p text:style-name="P59"><text:span text:style-name="T43"><text:s text:c="4"/>private class OccupantInCol {</text:span></text:p>
      <text:p text:style-name="P59"><text:span text:style-name="T43"><text:s text:c="8"/>private Object occupant;</text:span></text:p>
      <text:p text:style-name="P59"><text:span text:style-name="T43"><text:s text:c="8"/>private int col;</text:span></text:p>
      <text:p text:style-name="P59"><text:span text:style-name="T43"><text:s text:c="8"/>public OccupantInCol(Object obj, int c) {</text:span></text:p>
      <text:p text:style-name="P59"><text:span text:style-name="T43"><text:s text:c="12"/>col = c;</text:span></text:p>
      <text:p text:style-name="P59"><text:span text:style-name="T43"><text:s text:c="12"/>occupant = obj;</text:span></text:p>
      <text:p text:style-name="P59"><text:span text:style-name="T43"><text:s text:c="8"/>}</text:span></text:p>
      <text:p text:style-name="P59"><text:span text:style-name="T43"><text:s text:c="8"/>public int getCol() {</text:span></text:p>
      <text:p text:style-name="P59"><text:span text:style-name="T43"><text:s text:c="12"/>return col;</text:span></text:p>
      <text:p text:style-name="P59"><text:span text:style-name="T43"><text:s text:c="8"/>}</text:span></text:p>
      <text:p text:style-name="P59"><text:span text:style-name="T43"><text:s text:c="8"/>public void setCol(int c) {</text:span></text:p>
      <text:p text:style-name="P59"><text:span text:style-name="T43"><text:s text:c="12"/>col = c;</text:span></text:p>
      <text:p text:style-name="P59"><text:span text:style-name="T43"><text:s text:c="8"/>}</text:span></text:p>
      <text:p text:style-name="P59"><text:span text:style-name="T43"><text:s text:c="8"/>public Object getObj() {</text:span></text:p>
      <text:p text:style-name="P59"><text:span text:style-name="T43"><text:s text:c="12"/>return occupant;</text:span></text:p>
      <text:p text:style-name="P59"><text:span text:style-name="T43"><text:s text:c="8"/>}</text:span></text:p>
      <text:p text:style-name="P59"><text:span text:style-name="T43"><text:s text:c="8"/>public void setObj(Object obj) {</text:span></text:p>
      <text:p text:style-name="P59"><draw:custom-shape text:anchor-type="paragraph" draw:z-index="3" draw:style-name="gr2" svg:width="16.742cm" svg:height="24.589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3"> <text:s text:c="11"/>occupant = obj;</text:span></text:p>
      <text:p text:style-name="P59"><text:span text:style-name="T43"><text:s text:c="8"/>}</text:span></text:p>
      <text:p text:style-name="P59"><text:span text:style-name="T43"><text:s text:c="4"/>};</text:span></text:p>
      <text:p text:style-name="P59"><text:span text:style-name="T43"><text:s text:c="4"/>// The number of cols</text:span></text:p>
      <text:p text:style-name="P59"><text:span text:style-name="T43"><text:s text:c="4"/>private int colNum;</text:span></text:p>
      <text:p text:style-name="P59"><text:span text:style-name="T43"><text:s text:c="4"/>// The number of rows</text:span></text:p>
      <text:p text:style-name="P59"><text:span text:style-name="T43"><text:s text:c="4"/>private int rowNum;</text:span></text:p>
      <text:p text:style-name="P59"><text:span text:style-name="T43"><text:s text:c="4"/>// The ArrayList for saving every row's OccupantInCol as a LinkedList</text:span></text:p>
      <text:p text:style-name="P59"><text:span text:style-name="T43"><text:s text:c="4"/>private ArrayList&lt;LinkedList&lt;OccupantInCol&gt;&gt; occupantArray;</text:span></text:p>
      <text:p text:style-name="P59"><text:span text:style-name="T43"></text:span></text:p>
      <text:p text:style-name="P59"><text:span text:style-name="T43"><text:s text:c="4"/>public SparseBoundedGrid(int r, int c) {</text:span></text:p>
      <text:p text:style-name="P59"><text:span text:style-name="T43"><text:s text:c="8"/>colNum = c;</text:span></text:p>
      <text:p text:style-name="P59"><text:span text:style-name="T43"><text:s text:c="8"/>rowNum = r;</text:span></text:p>
      <text:p text:style-name="P59"><text:span text:style-name="T43"><text:s text:c="8"/>occupantArray = new ArrayList&lt;LinkedList&lt;OccupantInCol&gt;&gt;();</text:span></text:p>
      <text:p text:style-name="P59"><text:span text:style-name="T43"><text:s text:c="8"/>for (int i = 0 ; i &lt; r ; i++) {</text:span></text:p>
      <text:p text:style-name="P59"><text:span text:style-name="T43"><text:s text:c="12"/>occupantArray.add(new LinkedList&lt;OccupantInCol&gt;());</text:span></text:p>
      <text:p text:style-name="P59"><text:span text:style-name="T43"><text:s text:c="8"/>}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int getNumRows() {</text:span></text:p>
      <text:p text:style-name="P59"><text:span text:style-name="T43"><text:s text:c="8"/>return rowNum;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int getNumCols() {</text:span></text:p>
      <text:p text:style-name="P59"><text:span text:style-name="T43"><text:s text:c="8"/>return colNum;</text:span></text:p>
      <text:p text:style-name="P59"><text:span text:style-name="T43"><text:s text:c="4"/>}</text:span></text:p>
      <text:p text:style-name="P59"><text:span text:style-name="T43"></text:span></text:p>
      <text:p text:style-name="P59"><draw:custom-shape text:anchor-type="paragraph" draw:z-index="4" draw:style-name="gr2" svg:width="16.742cm" svg:height="25.358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3"> <text:s text:c="3"/>public boolean isValid(Location loc) {</text:span></text:p>
      <text:p text:style-name="P59"><text:span text:style-name="T43"><text:s text:c="8"/>return 0 &lt;= loc.getRow() &amp;&amp; loc.getRow() &lt; getNumRows()</text:span></text:p>
      <text:p text:style-name="P59"><text:span text:style-name="T43"><text:s text:c="16"/>&amp;&amp; 0 &lt;= loc.getCol() &amp;&amp; loc.getCol() &lt; getNumCols();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E get(Location loc) {</text:span></text:p>
      <text:p text:style-name="P59"><text:span text:style-name="T43"><text:s text:c="8"/>if (!isValid(loc))</text:span></text:p>
      <text:p text:style-name="P59"><text:span text:style-name="T43"><text:s text:c="12"/>throw new IllegalArgumentException("Location " + loc</text:span></text:p>
      <text:p text:style-name="P59"><text:span text:style-name="T43"><text:s text:c="20"/>+ " is not valid");</text:span></text:p>
      <text:p text:style-name="P59"><text:span text:style-name="T43"><text:s text:c="8"/>LinkedList&lt;OccupantInCol&gt; linkedList = occupantArray.get(loc.getRow());</text:span></text:p>
      <text:p text:style-name="P59"><text:span text:style-name="T43"><text:s text:c="8"/>if (linkedList != null) {</text:span></text:p>
      <text:p text:style-name="P59"><text:span text:style-name="T43"><text:s text:c="12"/>for (OccupantInCol occ : linkedList) {</text:span></text:p>
      <text:p text:style-name="P59"><text:span text:style-name="T43"><text:s text:c="16"/>if (occ.getCol() == loc.getCol()) {</text:span></text:p>
      <text:p text:style-name="P59"><text:span text:style-name="T43"><text:s text:c="20"/>return <text:s/>(E)(occ.getObj());</text:span></text:p>
      <text:p text:style-name="P59"><text:span text:style-name="T43"><text:s text:c="16"/>}</text:span></text:p>
      <text:p text:style-name="P59"><text:span text:style-name="T43"><text:s text:c="12"/>} </text:span></text:p>
      <text:p text:style-name="P59"><text:span text:style-name="T43"><text:s text:c="8"/>}</text:span></text:p>
      <text:p text:style-name="P59"><text:span text:style-name="T43"><text:s text:c="8"/>return null;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E put(Location loc, E obj) {</text:span></text:p>
      <text:p text:style-name="P59"><text:span text:style-name="T43"><text:s text:c="8"/>if (!isValid(loc)) {</text:span></text:p>
      <text:p text:style-name="P59"><text:span text:style-name="T43"><text:s text:c="12"/>throw new IllegalArgumentException("Location " + loc</text:span></text:p>
      <text:p text:style-name="P59"><text:span text:style-name="T43"><text:s text:c="20"/>+ " is not valid");</text:span></text:p>
      <text:p text:style-name="P59"><text:span text:style-name="T43"><text:s text:c="8"/>}</text:span></text:p>
      <text:p text:style-name="P59"><text:span text:style-name="T43"><text:s text:c="8"/>if (obj == null) {</text:span></text:p>
      <text:p text:style-name="P59"><text:span text:style-name="T43"><text:s text:c="12"/>throw new NullPointerException("obj == null");</text:span></text:p>
      <text:p text:style-name="P59"><draw:custom-shape text:anchor-type="paragraph" draw:z-index="5" draw:style-name="gr2" svg:width="16.742cm" svg:height="25.381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3"> <text:s text:c="7"/>}</text:span></text:p>
      <text:p text:style-name="P59"><text:span text:style-name="T43"></text:span></text:p>
      <text:p text:style-name="P59"><text:span text:style-name="T43"><text:s text:c="8"/>// Add the object to the grid.</text:span></text:p>
      <text:p text:style-name="P59"><text:span text:style-name="T43"><text:s text:c="8"/>E oldOccupant = get(loc);</text:span></text:p>
      <text:p text:style-name="P59"><text:span text:style-name="T43"><text:s text:c="8"/>remove(loc);</text:span></text:p>
      <text:p text:style-name="P59"><text:span text:style-name="T43"><text:s text:c="8"/>LinkedList&lt;OccupantInCol&gt; linkedList = occupantArray.get(loc.getRow());</text:span></text:p>
      <text:p text:style-name="P59"><text:span text:style-name="T43"><text:s text:c="8"/>linkedList.add(new OccupantInCol(obj, loc.getCol()));</text:span></text:p>
      <text:p text:style-name="P59"><text:span text:style-name="T43"><text:s text:c="8"/>return oldOccupant;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E remove(Location loc) {</text:span></text:p>
      <text:p text:style-name="P59"><text:span text:style-name="T43"><text:s text:c="8"/>if (!isValid(loc))</text:span></text:p>
      <text:p text:style-name="P59"><text:span text:style-name="T43"><text:s text:c="12"/>throw new IllegalArgumentException("Location " + loc</text:span></text:p>
      <text:p text:style-name="P59"><text:span text:style-name="T43"><text:s text:c="20"/>+ " is not valid");</text:span></text:p>
      <text:p text:style-name="P59"><text:span text:style-name="T43"><text:s text:c="8"/></text:span></text:p>
      <text:p text:style-name="P59"><text:span text:style-name="T43"><text:s text:c="8"/>// Remove the object from the grid.</text:span></text:p>
      <text:p text:style-name="P59"><text:span text:style-name="T43"><text:s text:c="8"/>E obj = get(loc);</text:span></text:p>
      <text:p text:style-name="P59"><text:span text:style-name="T43"><text:s text:c="8"/>if (obj == null) {</text:span></text:p>
      <text:p text:style-name="P59"><text:span text:style-name="T43"><text:s text:c="12"/>return null;</text:span></text:p>
      <text:p text:style-name="P59"><text:span text:style-name="T43"><text:s text:c="8"/>}</text:span></text:p>
      <text:p text:style-name="P59"><text:span text:style-name="T43"><text:s text:c="8"/>LinkedList&lt;OccupantInCol&gt; linkedList = occupantArray.get(loc.getRow());</text:span></text:p>
      <text:p text:style-name="P59"><text:span text:style-name="T43"><text:s text:c="8"/>Iterator&lt;OccupantInCol&gt; itr = linkedList.iterator();</text:span></text:p>
      <text:p text:style-name="P59"><text:span text:style-name="T43"><text:s text:c="8"/>while (itr.hasNext()) {</text:span></text:p>
      <text:p text:style-name="P59"><text:span text:style-name="T43"><text:s text:c="12"/>if (itr.next().getCol() == loc.getCol()) {</text:span></text:p>
      <text:p text:style-name="P59"><text:span text:style-name="T43"><text:s text:c="16"/>itr.remove();</text:span></text:p>
      <text:p text:style-name="P59"><text:span text:style-name="T43"><text:s text:c="16"/>break;</text:span></text:p>
      <text:p text:style-name="P59"><text:span text:style-name="T43"><text:s text:c="12"/>}</text:span></text:p>
      <text:p text:style-name="P59"><draw:custom-shape text:anchor-type="paragraph" draw:z-index="6" draw:style-name="gr2" svg:width="16.742cm" svg:height="14.336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3"> <text:s text:c="7"/>}</text:span></text:p>
      <text:p text:style-name="P59"><text:span text:style-name="T43"><text:s text:c="8"/>return obj;</text:span></text:p>
      <text:p text:style-name="P59"><text:span text:style-name="T43"><text:s text:c="4"/>}</text:span></text:p>
      <text:p text:style-name="P59"><text:span text:style-name="T43"></text:span></text:p>
      <text:p text:style-name="P59"><text:span text:style-name="T43"><text:s text:c="4"/>public ArrayList&lt;Location&gt; getOccupiedLocations() {</text:span></text:p>
      <text:p text:style-name="P59"><text:span text:style-name="T43"><text:s text:c="8"/>ArrayList&lt;Location&gt; locList = new ArrayList&lt;Location&gt;();</text:span></text:p>
      <text:p text:style-name="P59"><text:span text:style-name="T43"><text:s text:c="8"/>for (int i = 0 ; i &lt; rowNum ; i++) {</text:span></text:p>
      <text:p text:style-name="P59"><text:span text:style-name="T43"><text:s text:c="12"/>LinkedList&lt;OccupantInCol&gt; linkedList = occupantArray.get(i);</text:span></text:p>
      <text:p text:style-name="P59"><text:span text:style-name="T43"><text:s text:c="12"/>for (OccupantInCol occ : linkedList) {</text:span></text:p>
      <text:p text:style-name="P59"><text:span text:style-name="T43"><text:s text:c="16"/>locList.add(new Location(i, occ.getCol()));</text:span></text:p>
      <text:p text:style-name="P59"><text:span text:style-name="T43"><text:s text:c="12"/>}</text:span></text:p>
      <text:p text:style-name="P59"><text:span text:style-name="T43"><text:s text:c="8"/>}</text:span></text:p>
      <text:p text:style-name="P59"><text:span text:style-name="T43"><text:s text:c="8"/>return locList;</text:span></text:p>
      <text:p text:style-name="P59"><text:span text:style-name="T43"><text:s text:c="4"/>}</text:span></text:p>
      <text:p text:style-name="P59"><text:span text:style-name="T43">}</text:span></text:p>
      <text:p text:style-name="P42"/>
      <text:p text:style-name="P37"/>
      <text:p text:style-name="P39"><text:span text:style-name="T45">2.</text:span><text:span text:style-name="T16">Consider using a HashMap or TreeMap to implement the SparseBoundedGrid. How could you use the UnboundedGrid class to accomplish this task? Which methods of UnboundedGrid could be used without change?</text:span></text:p>
      <text:p text:style-name="P40"><text:span text:style-name="T16">A: The code is below:</text:span></text:p>
      <text:p text:style-name="P43"><text:span text:style-name="T15">SparseGridRunner:</text:span></text:p>
      <text:p text:style-name="P41"><draw:custom-shape text:anchor-type="paragraph" draw:z-index="7" draw:style-name="gr2" svg:width="16.742cm" svg:height="6.423cm" svg:x="-0.026cm" svg:y="0.048cm"><text:p/><draw:enhanced-geometry svg:viewBox="0 0 21600 21600" draw:path-stretchpoint-x="10800" draw:path-stretchpoint-y="10800" draw:text-areas="?f3 ?f4 ?f5 ?f6" draw:mirror-horizontal="false" draw:mirror-vertical="false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mport info.gridworld.actor.Actor;</text:p>
      <text:p text:style-name="P41">import info.gridworld.actor.ActorWorld;</text:p>
      <text:p text:style-name="P41">import info.gridworld.actor.Critter;</text:p>
      <text:p text:style-name="P41">import info.gridworld.actor.Rock;</text:p>
      <text:p text:style-name="P41">import info.gridworld.actor.Flower;</text:p>
      <text:p text:style-name="P41">import info.gridworld.grid.*;</text:p>
      <text:p text:style-name="P41">/**</text:p>
      <text:p text:style-name="P41">* This class runs a world with additional grid choices.</text:p>
      <text:p text:style-name="P41">*/</text:p>
      <text:p text:style-name="P41"><draw:custom-shape text:anchor-type="paragraph" draw:z-index="8" draw:style-name="gr2" svg:width="16.742cm" svg:height="9.824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public class SparseGridRunner</text:p>
      <text:p text:style-name="P41">{</text:p>
      <text:p text:style-name="P41"><text:s text:c="2"/>public static void main(String[] args)</text:p>
      <text:p text:style-name="P41"><text:s text:c="2"/>{</text:p>
      <text:p text:style-name="P41"><text:s text:c="4"/>SparseBoundedGrid&lt;Actor&gt; grid = new SparseBoundedGrid&lt;Actor&gt;(20, 20);</text:p>
      <text:p text:style-name="P41"><text:s text:c="4"/>ActorWorld world = new ActorWorld(grid);</text:p>
      <text:p text:style-name="P41"><text:s text:c="4"/>world.addGridClass("SparseBoundedGrid");</text:p>
      <text:p text:style-name="P41"><text:s text:c="4"/>/*world.addGridClass("SparseGrid2");</text:p>
      <text:p text:style-name="P41"><text:s text:c="4"/>world.addGridClass("SparseGrid3");</text:p>
      <text:p text:style-name="P41"><text:s text:c="4"/>world.addGridClass("UnboundedGrid2");*/</text:p>
      <text:p text:style-name="P41"><text:s text:c="4"/>world.add(new Location(2, 2), new Critter());</text:p>
      <text:p text:style-name="P41"><text:s text:c="4"/>world.show();</text:p>
      <text:p text:style-name="P41"><text:s text:c="2"/>}</text:p>
      <text:p text:style-name="P41">}</text:p>
      <text:p text:style-name="P40"/>
      <text:p text:style-name="P43">SparseBoundedGrid:</text:p>
      <text:p text:style-name="P43"><draw:custom-shape text:anchor-type="paragraph" draw:z-index="9" draw:style-name="gr2" svg:width="16.742cm" svg:height="13.309cm" svg:x="-0.026cm" svg:y="0.654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>import java.util.HashMap;</text:p>
      <text:p text:style-name="P41">import java.util.Map;</text:p>
      <text:p text:style-name="P41">import java.util.ArrayList;</text:p>
      <text:p text:style-name="P41">import info.gridworld.grid.*;</text:p>
      <text:p text:style-name="P41">/**</text:p>
      <text:p text:style-name="P41"><text:s/>* &lt;code&gt;AbstractGrid&lt;/code&gt; contains the methods that are common to grid</text:p>
      <text:p text:style-name="P41"><text:s/>* implementations. &lt;br /&gt;</text:p>
      <text:p text:style-name="P41"><text:s/>* The implementation of this class is testable on the AP CS AB exam.</text:p>
      <text:p text:style-name="P41"><text:s/>*/</text:p>
      <text:p text:style-name="P41">public class SparseBoundedGrid&lt;E&gt; extends AbstractGrid&lt;E&gt;</text:p>
      <text:p text:style-name="P41">{</text:p>
      <text:p text:style-name="P41"><text:s text:c="4"/>/**</text:p>
      <text:p text:style-name="P41"><text:s text:c="4"/>* A data struction for storing the object and col.</text:p>
      <text:p text:style-name="P41"><text:s text:c="4"/>*/</text:p>
      <text:p text:style-name="P41"><text:s text:c="4"/>private Map&lt;Location, E&gt; map;</text:p>
      <text:p text:style-name="P41"><text:s text:c="4"/>// The number of cols</text:p>
      <text:p text:style-name="P41"><text:s text:c="4"/>private int colNum;</text:p>
      <text:p text:style-name="P41"><text:s text:c="4"/>// The number of rows</text:p>
      <text:p text:style-name="P41"><text:s text:c="4"/>private int rowNum;</text:p>
      <text:p text:style-name="P41"><draw:custom-shape text:anchor-type="paragraph" draw:z-index="10" draw:style-name="gr2" svg:width="16.742cm" svg:height="25.267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 <text:s text:c="3"/>public SparseBoundedGrid(int r, int c) {</text:p>
      <text:p text:style-name="P41"><text:s text:c="8"/>colNum = c;</text:p>
      <text:p text:style-name="P41"><text:s text:c="8"/>rowNum = r;</text:p>
      <text:p text:style-name="P41"><text:s text:c="8"/>map = new HashMap&lt;Location, E&gt;();</text:p>
      <text:p text:style-name="P41"><text:s text:c="4"/>}</text:p>
      <text:p text:style-name="P41"></text:p>
      <text:p text:style-name="P41"><text:s text:c="4"/>public int getNumRows() {</text:p>
      <text:p text:style-name="P41"><text:s text:c="8"/>return rowNum;</text:p>
      <text:p text:style-name="P41"><text:s text:c="4"/>}</text:p>
      <text:p text:style-name="P41"></text:p>
      <text:p text:style-name="P41"><text:s text:c="4"/>public int getNumCols() {</text:p>
      <text:p text:style-name="P41"><text:s text:c="8"/>return colNum;</text:p>
      <text:p text:style-name="P41"><text:s text:c="4"/>}</text:p>
      <text:p text:style-name="P41"></text:p>
      <text:p text:style-name="P41"><text:s text:c="4"/>public boolean isValid(Location loc) {</text:p>
      <text:p text:style-name="P41"><text:s text:c="8"/>return 0 &lt;= loc.getRow() &amp;&amp; loc.getRow() &lt; getNumRows()</text:p>
      <text:p text:style-name="P41"><text:s text:c="16"/>&amp;&amp; 0 &lt;= loc.getCol() &amp;&amp; loc.getCol() &lt; getNumCols();</text:p>
      <text:p text:style-name="P41"><text:s text:c="4"/>}</text:p>
      <text:p text:style-name="P41"></text:p>
      <text:p text:style-name="P41"><text:s text:c="4"/>public E get(Location loc) {</text:p>
      <text:p text:style-name="P41"><text:s text:c="8"/>if (!isValid(loc))</text:p>
      <text:p text:style-name="P41"><text:s text:c="12"/>throw new IllegalArgumentException("Location " + loc</text:p>
      <text:p text:style-name="P41"><text:s text:c="20"/>+ " is not valid");</text:p>
      <text:p text:style-name="P41"><text:s text:c="8"/>return map.get(loc);</text:p>
      <text:p text:style-name="P41"><text:s text:c="4"/>}</text:p>
      <text:p text:style-name="P41"></text:p>
      <text:p text:style-name="P41"><text:s text:c="4"/>public E put(Location loc, E obj) {</text:p>
      <text:p text:style-name="P41"><text:s text:c="8"/>if (!isValid(loc)) {</text:p>
      <text:p text:style-name="P41"><text:s text:c="12"/>throw new IllegalArgumentException("Location " + loc</text:p>
      <text:p text:style-name="P41"><text:s text:c="20"/>+ " is not valid");</text:p>
      <text:p text:style-name="P41"><text:s text:c="8"/>}</text:p>
      <text:p text:style-name="P41"><text:s text:c="8"/>if (obj == null) {</text:p>
      <text:p text:style-name="P41"><text:s text:c="12"/>throw new NullPointerException("obj == null");</text:p>
      <text:p text:style-name="P41"><text:s text:c="8"/>}</text:p>
      <text:p text:style-name="P41"></text:p>
      <text:p text:style-name="P41"><text:s text:c="8"/>// Add the object to the grid.</text:p>
      <text:p text:style-name="P41"><draw:custom-shape text:anchor-type="paragraph" draw:z-index="11" draw:style-name="gr2" svg:width="16.742cm" svg:height="17.664cm" svg:x="-0.026cm" svg:y="-0.041cm"><text:p/><draw:enhanced-geometry svg:viewBox="0 0 21600 21600" draw:path-stretchpoint-x="10800" draw:path-stretchpoint-y="10800" draw:text-areas="?f3 ?f4 ?f5 ?f6" draw:type="round-rectangle" draw:modifiers="223.00884955752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 <text:s text:c="7"/>E oldOccupant = get(loc);</text:p>
      <text:p text:style-name="P41"><text:s text:c="8"/>remove(loc);</text:p>
      <text:p text:style-name="P41"><text:s text:c="8"/>map.put(loc, obj);</text:p>
      <text:p text:style-name="P41"><text:s text:c="8"/>return oldOccupant;</text:p>
      <text:p text:style-name="P41"><text:s text:c="4"/>}</text:p>
      <text:p text:style-name="P41"></text:p>
      <text:p text:style-name="P41"><text:s text:c="4"/>public E remove(Location loc) {</text:p>
      <text:p text:style-name="P41"><text:s text:c="8"/>if (!isValid(loc))</text:p>
      <text:p text:style-name="P41"><text:s text:c="12"/>throw new IllegalArgumentException("Location " + loc</text:p>
      <text:p text:style-name="P41"><text:s text:c="20"/>+ " is not valid");</text:p>
      <text:p text:style-name="P41"><text:s text:c="8"/></text:p>
      <text:p text:style-name="P41"><text:s text:c="8"/>// Remove the object from the grid.</text:p>
      <text:p text:style-name="P41"><text:s text:c="8"/>E obj = get(loc);</text:p>
      <text:p text:style-name="P41"><text:s text:c="8"/>map.remove(loc);</text:p>
      <text:p text:style-name="P41"><text:s text:c="8"/>return obj;</text:p>
      <text:p text:style-name="P41"><text:s text:c="4"/>}</text:p>
      <text:p text:style-name="P41"></text:p>
      <text:p text:style-name="P41"><text:s text:c="4"/>public ArrayList&lt;Location&gt; getOccupiedLocations() {</text:p>
      <text:p text:style-name="P41"><text:s text:c="8"/>ArrayList&lt;Location&gt; locList = new ArrayList&lt;Location&gt;();</text:p>
      <text:p text:style-name="P41"><text:s text:c="8"/>for (Location loc : map.keySet()) {</text:p>
      <text:p text:style-name="P41"><text:s text:c="12"/>locList.add(loc);</text:p>
      <text:p text:style-name="P41"><text:s text:c="8"/>}</text:p>
      <text:p text:style-name="P41"><text:s text:c="8"/>return locList;</text:p>
      <text:p text:style-name="P41"><text:s text:c="4"/>}</text:p>
      <text:p text:style-name="P41">}</text:p>
      <text:p text:style-name="P40"/>
      <text:p text:style-name="P60"/>
      <text:p text:style-name="P60"><text:s text:c="5"/>Fill in the following chart to compare the expected Big-Oh efficiencies for each implementation of the SparseBoundedGrid.</text:p>
      <text:p text:style-name="P48"><text:s text:c="5"/>Let r = number of rows, c = number of columns, and n = number of occupied locations</text:p>
      <text:p text:style-name="P40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78">Methods</text:p>
          </table:table-cell>
          <table:table-cell table:style-name="表格1.A1" office:value-type="string">
            <text:p text:style-name="P65"><text:span text:style-name="T13">SparseGridNode version</text:span></text:p>
          </table:table-cell>
          <table:table-cell table:style-name="表格1.A1" office:value-type="string">
            <text:p text:style-name="P66"><text:span text:style-name="T13">LinkedList</text:span></text:p>
            <text:p text:style-name="P66"><text:span text:style-name="T13">&lt;OccupantInCol&gt;</text:span><text:line-break/><text:span text:style-name="T13">version</text:span></text:p>
          </table:table-cell>
          <table:table-cell table:style-name="表格1.A1" office:value-type="string">
            <text:p text:style-name="P65"><text:span text:style-name="T13">HashMap version</text:span></text:p>
          </table:table-cell>
          <table:table-cell table:style-name="表格1.A1" office:value-type="string">
            <text:p text:style-name="P65"><text:span text:style-name="T13">TreeMap version</text:span></text:p>
          </table:table-cell>
        </table:table-row>
        <table:table-row table:style-name="表格1.2">
          <table:table-cell table:style-name="表格1.A2" office:value-type="string">
            <text:p text:style-name="P78">getNeighbors</text:p>
          </table:table-cell>
          <table:table-cell table:style-name="表格1.A2" office:value-type="string">
            <text:p text:style-name="P75">O(<text:span text:style-name="T41">c</text:span>)</text:p>
          </table:table-cell>
          <table:table-cell table:style-name="表格1.A2" office:value-type="string">
            <text:p text:style-name="P74">O(<text:span text:style-name="T41">c</text:span>)</text:p>
          </table:table-cell>
          <table:table-cell table:style-name="表格1.A2" office:value-type="string">
            <text:p text:style-name="P69">O(1)</text:p>
          </table:table-cell>
          <table:table-cell table:style-name="表格1.A2" office:value-type="string">
            <text:p text:style-name="P71">O(log n)</text:p>
          </table:table-cell>
        </table:table-row>
        <text:soft-page-break/>
        <table:table-row table:style-name="表格1.3">
          <table:table-cell table:style-name="表格1.A2" office:value-type="string">
            <text:p text:style-name="P78">getEmptyAdjacentLocations</text:p>
          </table:table-cell>
          <table:table-cell table:style-name="表格1.A2" office:value-type="string">
            <text:p text:style-name="P75">O(<text:span text:style-name="T41">c</text:span>)</text:p>
          </table:table-cell>
          <table:table-cell table:style-name="表格1.A2" office:value-type="string">
            <text:p text:style-name="P74">O(<text:span text:style-name="T41">c</text:span>)</text:p>
          </table:table-cell>
          <table:table-cell table:style-name="表格1.A2" office:value-type="string">
            <text:p text:style-name="P70">O(1)</text:p>
          </table:table-cell>
          <table:table-cell table:style-name="表格1.A2" office:value-type="string">
            <text:p text:style-name="P71">O(log n)</text:p>
          </table:table-cell>
        </table:table-row>
        <table:table-row table:style-name="表格1.4">
          <table:table-cell table:style-name="表格1.A2" office:value-type="string">
            <text:p text:style-name="P78">getOccupiedAdjacentLocations</text:p>
          </table:table-cell>
          <table:table-cell table:style-name="表格1.A2" office:value-type="string">
            <text:p text:style-name="P75">O(<text:span text:style-name="T41">c</text:span>)</text:p>
          </table:table-cell>
          <table:table-cell table:style-name="表格1.A2" office:value-type="string">
            <text:p text:style-name="P74">O(<text:span text:style-name="T41">c</text:span>)</text:p>
          </table:table-cell>
          <table:table-cell table:style-name="表格1.A2" office:value-type="string">
            <text:p text:style-name="P70">O(1)</text:p>
          </table:table-cell>
          <table:table-cell table:style-name="表格1.A2" office:value-type="string">
            <text:p text:style-name="P71">O(log n)</text:p>
          </table:table-cell>
        </table:table-row>
        <table:table-row table:style-name="表格1.5">
          <table:table-cell table:style-name="表格1.A2" office:value-type="string">
            <text:p text:style-name="P78">getOccupiedLocations</text:p>
          </table:table-cell>
          <table:table-cell table:style-name="表格1.A2" office:value-type="string">
            <text:p text:style-name="P77">O(<text:span text:style-name="T42">r + n</text:span>)</text:p>
          </table:table-cell>
          <table:table-cell table:style-name="表格1.A2" office:value-type="string">
            <text:p text:style-name="P74">O(r + n)</text:p>
          </table:table-cell>
          <table:table-cell table:style-name="表格1.A2" office:value-type="string">
            <text:p text:style-name="P68">O(<text:span text:style-name="T39">n</text:span>)</text:p>
          </table:table-cell>
          <table:table-cell table:style-name="表格1.A2" office:value-type="string">
            <text:p text:style-name="P71">O(n)</text:p>
          </table:table-cell>
        </table:table-row>
        <table:table-row table:style-name="表格1.6">
          <table:table-cell table:style-name="表格1.A2" office:value-type="string">
            <text:p text:style-name="P78">get</text:p>
          </table:table-cell>
          <table:table-cell table:style-name="表格1.A2" office:value-type="string">
            <text:p text:style-name="P76">O(c)</text:p>
          </table:table-cell>
          <table:table-cell table:style-name="表格1.A2" office:value-type="string">
            <text:p text:style-name="P73">O(<text:span text:style-name="T40">c</text:span>)</text:p>
          </table:table-cell>
          <table:table-cell table:style-name="表格1.A2" office:value-type="string">
            <text:p text:style-name="P67">O(1)</text:p>
          </table:table-cell>
          <table:table-cell table:style-name="表格1.A2" office:value-type="string">
            <text:p text:style-name="P71">O(log n)</text:p>
          </table:table-cell>
        </table:table-row>
        <table:table-row table:style-name="表格1.7">
          <table:table-cell table:style-name="表格1.A2" office:value-type="string">
            <text:p text:style-name="P79">put</text:p>
          </table:table-cell>
          <table:table-cell table:style-name="表格1.A2" office:value-type="string">
            <text:p text:style-name="P76">O(c)</text:p>
          </table:table-cell>
          <table:table-cell table:style-name="表格1.A2" office:value-type="string">
            <text:p text:style-name="P72">O(<text:span text:style-name="T40">c</text:span>)</text:p>
          </table:table-cell>
          <table:table-cell table:style-name="表格1.A2" office:value-type="string">
            <text:p text:style-name="P67">O(1)</text:p>
          </table:table-cell>
          <table:table-cell table:style-name="表格1.A2" office:value-type="string">
            <text:p text:style-name="P71">O(log n)</text:p>
          </table:table-cell>
        </table:table-row>
        <table:table-row table:style-name="表格1.3">
          <table:table-cell table:style-name="表格1.A2" office:value-type="string">
            <text:p text:style-name="P78">remove</text:p>
          </table:table-cell>
          <table:table-cell table:style-name="表格1.A2" office:value-type="string">
            <text:p text:style-name="P76">O(c)</text:p>
          </table:table-cell>
          <table:table-cell table:style-name="表格1.A2" office:value-type="string">
            <text:p text:style-name="P72">O(<text:span text:style-name="T40">c</text:span>)</text:p>
          </table:table-cell>
          <table:table-cell table:style-name="表格1.A2" office:value-type="string">
            <text:p text:style-name="P67">O(1)</text:p>
          </table:table-cell>
          <table:table-cell table:style-name="表格1.A2" office:value-type="string">
            <text:p text:style-name="P71">O(log n)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, Helvetica, FreeSans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03:29.328632915</meta:creation-date>
    <dc:date>2015-08-21T09:00:14.249216373</dc:date>
    <meta:editing-duration>PT9H8M3S</meta:editing-duration>
    <meta:editing-cycles>265</meta:editing-cycles>
    <meta:generator>LibreOffice/4.2.8.2$Linux_X86_64 LibreOffice_project/420m0$Build-2</meta:generator>
    <meta:document-statistic meta:table-count="1" meta:image-count="0" meta:object-count="0" meta:page-count="14" meta:paragraph-count="350" meta:word-count="1982" meta:character-count="14658" meta:non-whitespace-character-count="11241"/>
  </office:meta>
</office:document-meta>
</file>